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954cm" fo:min-width="4.13cm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066cm" fo:min-width="4.1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02cm" fo:min-width="4.13cm"/>
      <style:paragraph-properties style:writing-mode="lr-tb"/>
    </style:style>
    <style:style style:name="gr7" style:family="graphic" style:parent-style-name="standard">
      <style:graphic-properties svg:stroke-color="#069a2e" draw:fill-color="#77bc65" draw:textarea-horizontal-align="justify" draw:textarea-vertical-align="middle" draw:auto-grow-height="false" fo:min-height="0.676cm" fo:min-width="3.204cm"/>
      <style:paragraph-properties style:writing-mode="lr-tb"/>
    </style:style>
    <style:style style:name="gr8" style:family="graphic" style:parent-style-name="standard">
      <style:graphic-properties svg:stroke-color="#069a2e" draw:fill-color="#77bc65" draw:textarea-horizontal-align="justify" draw:textarea-vertical-align="middle" draw:auto-grow-height="false" fo:min-height="0.675cm" fo:min-width="3.204cm"/>
      <style:paragraph-properties style:writing-mode="lr-tb"/>
    </style:style>
    <style:style style:name="gr9" style:family="graphic" style:parent-style-name="standard">
      <style:graphic-properties svg:stroke-color="#069a2e" draw:fill-color="#77bc65" draw:textarea-horizontal-align="justify" draw:textarea-vertical-align="middle" draw:auto-grow-height="false" fo:min-height="0.676cm" fo:min-width="1.815cm"/>
      <style:paragraph-properties style:writing-mode="lr-tb"/>
    </style:style>
    <style:style style:name="gr10" style:family="graphic" style:parent-style-name="standard">
      <style:graphic-properties svg:stroke-color="#c9211e" draw:fill-color="#f10d0c" draw:textarea-horizontal-align="justify" draw:textarea-vertical-align="middle" draw:auto-grow-height="false" fo:min-height="0.676cm" fo:min-width="1.815cm"/>
      <style:paragraph-properties style:writing-mode="lr-tb"/>
    </style:style>
    <style:style style:name="gr11" style:family="graphic" style:parent-style-name="standard">
      <style:graphic-properties svg:stroke-color="#dddddd" draw:fill-color="#ffffff" draw:textarea-horizontal-align="justify" draw:textarea-vertical-align="middle" draw:auto-grow-height="false" fo:min-height="0.676cm" fo:min-width="1.815cm"/>
      <style:paragraph-properties style:writing-mode="lr-tb"/>
    </style:style>
    <style:style style:name="gr12" style:family="graphic" style:parent-style-name="standard">
      <style:graphic-properties svg:stroke-color="#ea7500" draw:fill-color="#ff972f" draw:textarea-horizontal-align="justify" draw:textarea-vertical-align="middle" draw:auto-grow-height="false" fo:min-height="0.676cm" fo:min-width="1.81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 loext:opacity="100%"/>
    </style:style>
    <style:style style:name="P6" style:family="paragraph">
      <loext:graphic-properties draw:fill-color="#77bc65"/>
      <style:paragraph-properties fo:text-align="center"/>
      <style:text-properties fo:color="#ffffff" loext:opacity="100%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-color="#f10d0c"/>
      <style:paragraph-properties fo:text-align="center"/>
      <style:text-properties fo:color="#ffffff" loext:opacity="100%"/>
    </style:style>
    <style:style style:name="P10" style:family="paragraph">
      <style:paragraph-properties fo:text-align="center"/>
      <style:text-properties fo:color="#3465a4" loext:opacity="100%"/>
    </style:style>
    <style:style style:name="P11" style:family="paragraph">
      <loext:graphic-properties draw:fill-color="#ffffff"/>
      <style:paragraph-properties fo:text-align="center"/>
      <style:text-properties fo:color="#3465a4" loext:opacity="100%"/>
    </style:style>
    <style:style style:name="P12" style:family="paragraph">
      <loext:graphic-properties draw:fill-color="#ff972f"/>
      <style:paragraph-properties fo:text-align="center"/>
      <style:text-properties fo:color="#ffffff" loext:opacity="100%"/>
    </style:style>
    <style:style style:name="T1" style:family="text">
      <style:text-properties fo:color="#ffffff" loext:opacity="100%"/>
    </style:style>
    <style:style style:name="T2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text:line-break/>5- IH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Hiérarchi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/>
                <text:p text:style-name="P1"/>
              </text:list-item>
            </text:list>
          </draw:text-box>
        </draw:frame>
        <draw:custom-shape draw:style-name="gr2" draw:text-style-name="P3" draw:layer="layout" svg:width="5cm" svg:height="1.3cm" svg:x="8.5cm" svg:y="2.2cm">
          <text:p text:style-name="P3">TestDriv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cm" svg:height="1.3cm" svg:x="8.5cm" svg:y="3.7cm">
          <text:p text:style-name="P3">PID Cal Senso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cm" svg:height="1.3cm" svg:x="8.5cm" svg:y="5.2cm">
          <text:p text:style-name="P3">PID Cal Moto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4" draw:layer="layout" svg:x1="7.5cm" svg:y1="3cm" svg:x2="8.5cm" svg:y2="3cm">
          <text:p/>
        </draw:line>
        <draw:line draw:style-name="gr3" draw:text-style-name="P4" draw:layer="layout" svg:x1="7.5cm" svg:y1="4.5cm" svg:x2="8.5cm" svg:y2="4.5cm">
          <text:p/>
        </draw:line>
        <draw:line draw:style-name="gr3" draw:text-style-name="P4" draw:layer="layout" svg:x1="7.5cm" svg:y1="5.9cm" svg:x2="8.5cm" svg:y2="5.9cm">
          <text:p/>
        </draw:line>
        <draw:line draw:style-name="gr3" draw:text-style-name="P4" draw:layer="layout" svg:x1="7.5cm" svg:y1="7.4cm" svg:x2="8.5cm" svg:y2="7.4cm">
          <text:p/>
        </draw:line>
        <draw:line draw:style-name="gr4" draw:text-style-name="P4" draw:layer="layout" svg:x1="7.5cm" svg:y1="3cm" svg:x2="7.5cm" svg:y2="9cm">
          <text:p/>
        </draw:line>
        <draw:line draw:style-name="gr4" draw:text-style-name="P4" draw:layer="layout" svg:x1="6cm" svg:y1="3.5cm" svg:x2="7.5cm" svg:y2="3.5cm">
          <text:p/>
        </draw:line>
        <draw:custom-shape draw:style-name="gr5" draw:text-style-name="P3" draw:layer="layout" svg:width="5cm" svg:height="2.5cm" svg:x="19.5cm" svg:y="6cm">
          <text:p text:style-name="P3">Courb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3" draw:layer="layout" svg:width="5cm" svg:height="2cm" svg:x="1cm" svg:y="2.5cm">
          <text:p text:style-name="P3">Index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5cm" svg:height="2.5cm" svg:x="19.5cm" svg:y="3cm">
          <text:p text:style-name="P3">Log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cm" svg:height="1.3cm" svg:x="8.574cm" svg:y="6.759cm">
          <text:p text:style-name="P3">ParamCa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4" draw:layer="layout" svg:x1="7.5cm" svg:y1="9cm" svg:x2="8.5cm" svg:y2="9cm">
          <text:p/>
        </draw:line>
        <draw:custom-shape draw:style-name="gr2" draw:text-style-name="P3" draw:layer="layout" svg:width="5cm" svg:height="1.3cm" svg:x="8.5cm" svg:y="8.3cm">
          <text:p text:style-name="P3">Expl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dex</text:p>
          </draw:text-box>
        </draw:frame>
        <draw:custom-shape draw:style-name="gr7" draw:text-style-name="P6" draw:layer="layout" svg:width="4cm" svg:height="1cm" svg:x="12.5cm" svg:y="2.5cm">
          <text:p text:style-name="P5"><text:span text:style-name="T1">TestDriv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6" draw:layer="layout" svg:width="4cm" svg:height="1cm" svg:x="12.5cm" svg:y="5.5cm">
          <text:p text:style-name="P5"><text:span text:style-name="T1">PIDCal Mo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6" draw:layer="layout" svg:width="4cm" svg:height="0.999cm" svg:x="12.5cm" svg:y="4cm">
          <text:p text:style-name="P5"><text:span text:style-name="T1">PIDCal Se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6" draw:layer="layout" svg:width="4cm" svg:height="1cm" svg:x="12.5cm" svg:y="7cm">
          <text:p text:style-name="P5"><text:span text:style-name="T1">Param Ca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6" draw:layer="layout" svg:width="4cm" svg:height="1cm" svg:x="12.5cm" svg:y="8.5cm">
          <text:p text:style-name="P5"><text:span text:style-name="T1">Param Ca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Drive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DCal Sensors</text:p>
          </draw:text-box>
        </draw:frame>
        <draw:custom-shape draw:style-name="gr9" draw:text-style-name="P6" draw:layer="layout" svg:width="2.499cm" svg:height="1cm" svg:x="8.5cm" svg:y="2.5cm">
          <text:p text:style-name="P5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9" draw:layer="layout" svg:width="2.499cm" svg:height="1cm" svg:x="14.5cm" svg:y="2.5cm">
          <text:p text:style-name="P5"><text:span text:style-name="T1">STO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8.501cm" svg:y="4cm">
          <text:p text:style-name="P5"><text:span text:style-name="T1">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8.5cm" svg:y="2.501cm">
          <text:p text:style-name="P5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1.5cm" svg:y="4cm">
          <text:p text:style-name="P5"><text:span text:style-name="T1">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4.501cm" svg:y="4cm">
          <text:p text:style-name="P5"><text:span text:style-name="T1">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8.5cm" svg:y="5.5cm">
          <text:p text:style-name="P5"><text:span text:style-name="T1">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1.5cm" svg:y="5.5cm">
          <text:p text:style-name="P5"><text:span text:style-name="T1">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4.501cm" svg:y="5.5cm">
          <text:p text:style-name="P5"><text:span text:style-name="T1">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1" draw:layer="layout" svg:width="2.499cm" svg:height="1cm" svg:x="8.5cm" svg:y="7cm">
          <text:p text:style-name="P10"><text:span text:style-name="T2">kp=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1" draw:layer="layout" svg:width="2.499cm" svg:height="1cm" svg:x="11.5cm" svg:y="7cm">
          <text:p text:style-name="P10"><text:span text:style-name="T2">ki=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1" draw:layer="layout" svg:width="2.499cm" svg:height="1cm" svg:x="14.501cm" svg:y="7cm">
          <text:p text:style-name="P10"><text:span text:style-name="T2">kd=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8.501cm" svg:y="8.5cm">
          <text:p text:style-name="P5"><text:span text:style-name="T1">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1.5cm" svg:y="8.5cm">
          <text:p text:style-name="P5"><text:span text:style-name="T1">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4.501cm" svg:y="8.5cm">
          <text:p text:style-name="P5"><text:span text:style-name="T1">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8.5cm" svg:y="10cm">
          <text:p text:style-name="P5"><text:span text:style-name="T1">-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1.5cm" svg:y="10cm">
          <text:p text:style-name="P5"><text:span text:style-name="T1">-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4.501cm" svg:y="10cm">
          <text:p text:style-name="P5"><text:span text:style-name="T1">-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2" draw:layer="layout" svg:width="2.499cm" svg:height="1cm" svg:x="11.501cm" svg:y="2.5cm">
          <text:p text:style-name="P5"><text:span text:style-name="T1">Utur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2" draw:layer="layout" svg:width="2.499cm" svg:height="1cm" svg:x="14.5cm" svg:y="12.5cm">
          <text:p text:style-name="P5"><text:span text:style-name="T1">Ind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2" draw:layer="layout" svg:width="2.499cm" svg:height="1cm" svg:x="8.5cm" svg:y="12.5cm">
          <text:p text:style-name="P5"><text:span text:style-name="T1">Aut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DCal Motors</text:p>
          </draw:text-box>
        </draw:frame>
        <draw:custom-shape draw:style-name="gr9" draw:text-style-name="P6" draw:layer="layout" svg:width="2.499cm" svg:height="1cm" svg:x="8.5cm" svg:y="2.5cm">
          <text:p text:style-name="P5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9" draw:layer="layout" svg:width="2.499cm" svg:height="1cm" svg:x="14.5cm" svg:y="2.5cm">
          <text:p text:style-name="P5"><text:span text:style-name="T1">STO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8.501cm" svg:y="4cm">
          <text:p text:style-name="P5"><text:span text:style-name="T1">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8.5cm" svg:y="2.501cm">
          <text:p text:style-name="P5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1.5cm" svg:y="4cm">
          <text:p text:style-name="P5"><text:span text:style-name="T1">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4.501cm" svg:y="4cm">
          <text:p text:style-name="P5"><text:span text:style-name="T1">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8.5cm" svg:y="5.5cm">
          <text:p text:style-name="P5"><text:span text:style-name="T1">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1.5cm" svg:y="5.5cm">
          <text:p text:style-name="P5"><text:span text:style-name="T1">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4.501cm" svg:y="5.5cm">
          <text:p text:style-name="P5"><text:span text:style-name="T1">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1" draw:layer="layout" svg:width="2.499cm" svg:height="1cm" svg:x="8.5cm" svg:y="7cm">
          <text:p text:style-name="P10"><text:span text:style-name="T2">kp=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1" draw:layer="layout" svg:width="2.499cm" svg:height="1cm" svg:x="11.5cm" svg:y="7cm">
          <text:p text:style-name="P10"><text:span text:style-name="T2">ki=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1" draw:layer="layout" svg:width="2.499cm" svg:height="1cm" svg:x="14.501cm" svg:y="7cm">
          <text:p text:style-name="P10"><text:span text:style-name="T2">kd=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8.501cm" svg:y="8.5cm">
          <text:p text:style-name="P5"><text:span text:style-name="T1">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1.5cm" svg:y="8.5cm">
          <text:p text:style-name="P5"><text:span text:style-name="T1">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4.501cm" svg:y="8.5cm">
          <text:p text:style-name="P5"><text:span text:style-name="T1">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8.5cm" svg:y="10cm">
          <text:p text:style-name="P5"><text:span text:style-name="T1">-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1.5cm" svg:y="10cm">
          <text:p text:style-name="P5"><text:span text:style-name="T1">-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draw:layer="layout" svg:width="2.499cm" svg:height="1cm" svg:x="14.501cm" svg:y="10cm">
          <text:p text:style-name="P5"><text:span text:style-name="T1">--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2" draw:layer="layout" svg:width="2.499cm" svg:height="1cm" svg:x="11.501cm" svg:y="2.5cm">
          <text:p text:style-name="P5"><text:span text:style-name="T1">Utur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2" draw:layer="layout" svg:width="2.499cm" svg:height="1cm" svg:x="14.5cm" svg:y="12.5cm">
          <text:p text:style-name="P5"><text:span text:style-name="T1">Ind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2" draw:layer="layout" svg:width="2.499cm" svg:height="1cm" svg:x="8.501cm" svg:y="12.5cm">
          <text:p text:style-name="P5"><text:span text:style-name="T1">Aut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aramCal Auto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12DT14H31M35S</meta:editing-duration>
    <meta:editing-cycles>88</meta:editing-cycles>
    <meta:generator>LibreOffice/7.3.7.2$Windows_X86_64 LibreOffice_project/e114eadc50a9ff8d8c8a0567d6da8f454beeb84f</meta:generator>
    <dc:title>Blue Curve</dc:title>
    <dc:date>2023-03-12T21:43:49.616000000</dc:date>
    <meta:document-statistic meta:object-count="119"/>
  </office:meta>
</office:document-meta>
</file>